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manifest.rdf" manifest:media-type="application/rdf+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font-face-decls>
    <style:font-face style:name="Times-Roman" svg:font-family="Times-Roman" style:font-family-generic="roman"/>
    <style:font-face style:name="TimesNewRomanPSMT" svg:font-family="TimesNewRomanPSMT" style:font-family-generic="roman"/>
    <style:font-face style:name="Times New Roman" svg:font-family="'Times New Roman'" style:font-family-generic="roman" style:font-pitch="variable"/>
  </office:font-face-decls>
  <office:automatic-styles>
    <style:style style:name="Tabulka1" style:family="table">
      <style:table-properties style:width="18.002cm" table:align="margins"/>
    </style:style>
    <style:style style:name="Tabulka1.A" style:family="table-column">
      <style:table-column-properties style:column-width="8.999cm" style:rel-column-width="32761*"/>
    </style:style>
    <style:style style:name="Tabulka1.B" style:family="table-column">
      <style:table-column-properties style:column-width="9.003cm" style:rel-column-width="32774*"/>
    </style:style>
    <style:style style:name="Tabulka1.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ulka1.B1" style:family="table-cell">
      <style:table-cell-properties fo:background-color="#808080" fo:padding="0.097cm" fo:border="0.05pt solid #000000">
        <style:background-image/>
      </style:table-cell-properties>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fo:language="en" fo:country="US" style:font-size-asian="12pt" style:font-size-complex="12pt"/>
    </style:style>
    <style:style style:name="P9" style:family="paragraph" style:parent-style-name="Standard">
      <style:paragraph-properties style:text-autospace="none"/>
      <style:text-properties style:font-name="Times New Roman" fo:font-size="11pt" style:font-size-asian="11pt" style:font-size-complex="11pt"/>
    </style:style>
    <style:style style:name="P10" style:family="paragraph" style:parent-style-name="Standard">
      <style:paragraph-properties fo:text-align="justify" style:justify-single-word="false" fo:hyphenation-ladder-count="no-limit" style:text-autospace="none"/>
      <style:text-properties style:font-name="Times New Roman" fo:font-size="11pt" fo:language="cs" fo:country="CZ" style:font-size-asian="11pt" style:font-size-complex="11pt" fo:hyphenate="true" fo:hyphenation-remain-char-count="2" fo:hyphenation-push-char-count="2"/>
    </style:style>
    <style:style style:name="P11" style:family="paragraph" style:parent-style-name="Standard">
      <style:paragraph-properties fo:text-align="justify" style:justify-single-word="false"/>
      <style:text-properties fo:color="#0f0f0f" style:font-name="Times New Roman" fo:font-size="11pt" fo:language="en" fo:country="US" style:font-size-asian="11pt" style:font-size-complex="11pt"/>
    </style:style>
    <style:style style:name="P12" style:family="paragraph" style:parent-style-name="Standard">
      <style:paragraph-properties fo:text-align="justify" style:justify-single-word="false"/>
      <style:text-properties fo:color="#0f0f0f" style:font-name="Times New Roman" fo:font-size="11pt" fo:language="en" fo:country="US" fo:font-weight="bold" style:font-size-asian="11pt" style:font-weight-asian="bold" style:font-size-complex="11pt" style:font-weight-complex="bold"/>
    </style:style>
    <style:style style:name="P41" style:family="paragraph" style:parent-style-name="Standard">
      <style:paragraph-properties fo:text-align="justify" style:justify-single-word="false"/>
      <style:text-properties fo:font-size="11pt" fo:language="en" fo:country="US" fo:font-weight="bold" style:font-size-asian="11pt" style:font-weight-asian="bold" style:font-size-complex="11pt" style:font-weight-complex="bold"/>
    </style:style>
    <style:style style:name="P42" style:family="paragraph" style:parent-style-name="Standard">
      <style:paragraph-properties fo:text-align="justify" style:justify-single-word="false"/>
      <style:text-properties fo:font-size="11pt" fo:language="en" fo:country="US" style:font-size-asian="11pt" style:font-size-complex="11pt"/>
    </style:style>
    <style:style style:name="P43" style:family="paragraph" style:parent-style-name="Standard">
      <style:paragraph-properties fo:text-align="justify" style:justify-single-word="false"/>
      <style:text-properties fo:font-size="11pt" fo:language="cs" fo:country="CZ" fo:font-weight="bold" style:font-size-asian="11pt" style:font-weight-asian="bold" style:font-size-complex="11pt" style:font-weight-complex="bold"/>
    </style:style>
    <style:style style:name="P44" style:family="paragraph" style:parent-style-name="Standard">
      <style:paragraph-properties fo:hyphenation-ladder-count="no-limit"/>
      <style:text-properties style:use-window-font-color="true" style:font-name="Times New Roman" fo:font-size="11pt" fo:language="cs" fo:country="CZ" fo:font-weight="bold" style:font-name-asian="TimesNewRomanPSMT" style:font-size-asian="11pt" style:font-weight-asian="bold" style:font-name-complex="TimesNewRomanPSMT" style:font-size-complex="11pt" style:font-weight-complex="bold" fo:hyphenate="true" fo:hyphenation-remain-char-count="2" fo:hyphenation-push-char-count="2"/>
    </style:style>
    <style:style style:name="P45" style:family="paragraph" style:parent-style-name="Standard">
      <style:paragraph-properties fo:hyphenation-ladder-count="no-limit" style:text-autospace="none"/>
      <style:text-properties style:use-window-font-color="true" style:font-name="Times New Roman" fo:font-size="11pt" fo:language="cs" fo:country="CZ" fo:font-weight="normal" style:font-name-asian="Times-Roman" style:font-size-asian="11pt" style:font-weight-asian="normal" style:font-name-complex="Times-Roman" style:font-size-complex="11pt"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ext-autospace="none"/>
      <style:text-properties style:use-window-font-color="true" style:font-name="Times New Roman" fo:font-size="11pt" fo:language="cs" fo:country="CZ" fo:font-style="normal" fo:font-weight="normal" style:font-name-asian="Times-Roman" style:font-size-asian="11pt" style:font-style-asian="normal" style:font-weight-asian="normal" style:font-name-complex="Times-Roman" style:font-size-complex="11pt"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ext-autospace="none"/>
      <style:text-properties style:use-window-font-color="true" style:font-name="Times New Roman" fo:font-size="11pt" fo:language="cs" fo:country="CZ" fo:font-style="normal" fo:font-weight="normal" style:font-name-asian="TimesNewRomanPSMT" style:font-size-asian="11pt" style:font-style-asian="normal" style:font-weight-asian="normal" style:font-name-complex="TimesNewRomanPSMT" style:font-size-complex="11pt"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ext-autospace="none"/>
      <style:text-properties style:use-window-font-color="true" style:font-name="Times New Roman" fo:font-size="11pt" fo:language="cs" fo:country="CZ" fo:font-style="normal" fo:font-weight="bold" style:font-name-asian="TimesNewRomanPSMT" style:font-size-asian="11pt" style:font-style-asian="normal" style:font-weight-asian="bold" style:font-name-complex="TimesNewRomanPSMT" style:font-size-complex="11pt" style:font-style-complex="normal" style:font-weight-complex="bold" fo:hyphenate="true" fo:hyphenation-remain-char-count="2" fo:hyphenation-push-char-count="2"/>
    </style:style>
    <style:style style:name="P52" style:family="paragraph" style:parent-style-name="Table_20_Contents">
      <style:paragraph-properties fo:text-align="center" style:justify-single-word="false"/>
      <style:text-properties fo:color="#ffffff" style:font-name="Times New Roman" fo:font-size="11pt" fo:font-style="italic" fo:font-weight="bold" style:font-size-asian="11pt" style:font-style-asian="italic" style:font-weight-asian="bold" style:font-size-complex="11pt" style:font-style-complex="italic" style:font-weight-complex="bold"/>
    </style:style>
    <style:style style:name="T3" style:family="text">
      <style:text-properties fo:color="#0f0f0f" style:font-name="Times New Roman"/>
    </style:style>
    <style:style style:name="T4" style:family="text">
      <style:text-properties fo:font-weight="bold" style:font-weight-asian="bold" style:font-weight-complex="bold"/>
    </style:style>
    <style:style style:name="T5" style:family="text">
      <style:text-properties style:font-name="Times New Roman"/>
    </style:style>
    <style:style style:name="T10" style:family="text">
      <style:text-properties style:use-window-font-color="true" fo:font-style="normal" fo:font-weight="normal" style:font-name-asian="TimesNewRomanPSMT" style:font-style-asian="normal" style:font-weight-asian="normal" style:font-name-complex="TimesNewRomanPSMT" style:font-style-complex="normal" style:font-weight-complex="normal"/>
    </style:style>
    <style:style style:name="T11" style:family="text">
      <style:text-properties style:use-window-font-color="true" fo:font-style="normal" fo:font-weight="bold" style:font-name-asian="TimesNewRomanPSMT" style:font-style-asian="normal" style:font-weight-asian="bold" style:font-name-complex="TimesNewRomanPSMT" style:font-style-complex="normal" style:font-weight-complex="bold"/>
    </style:style>
    <style:style style:name="T12" style:family="text">
      <style:text-properties style:use-window-font-color="true" fo:font-weight="normal" style:font-name-asian="TimesNewRomanPSMT" style:font-weight-asian="normal" style:font-name-complex="TimesNewRomanPSMT" style:font-weight-complex="normal"/>
    </style:style>
    <style:style style:name="T13" style:family="text">
      <style:text-properties style:use-window-font-color="true" fo:font-style="italic" fo:font-weight="normal" style:font-name-asian="TimesNewRomanPSMT" style:font-style-asian="italic" style:font-weight-asian="normal" style:font-name-complex="TimesNewRomanPSM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ulka1" table:style-name="Tabulka1">
        <table:table-column table:style-name="Tabulka1.A"/>
        <table:table-column table:style-name="Tabulka1.B"/>
        <table:table-header-rows>
          <table:table-row>
            <table:table-cell table:style-name="Tabulka1.A1" office:value-type="string">
              <text:p text:style-name="P52">English</text:p>
            </table:table-cell>
            <table:table-cell table:style-name="Tabulka1.B1" office:value-type="string">
              <text:p text:style-name="P52">Czech</text:p>
            </table:table-cell>
          </table:table-row>
        </table:table-header-rows>
        <table:table-row>
          <table:table-cell table:style-name="Tabulka1.A2" office:value-type="string">
            <text:p text:style-name="P41">Brands mix it up with multiformat promo campaigns</text:p>
            <text:p text:style-name="P42"/>
            <text:p text:style-name="P42">Four businesses report back to PrintWeek on how cross-media campaigns have worked for them and what they hope to achieve next words. <text:span text:style-name="T4">Jo Francis</text:span></text:p>
            <text:p text:style-name="P42"/>
            <text:p text:style-name="P42">It wasn't until the last few years that the print industry really began to embrace cross-media services, despite the fact that capability to run a multichannel campaign has been around for some time. What changed was that those early adopters who took the plunge into cross-media early were reporting massive success. This was evidenced most clearly at last year's PrintWeek Awards, where Lateral Group picked up top honours in our inaugural Cross-Media Company of the Year category. The group's work on the Change4Life campaign for the Central Office of lnformation (COl) and the Department of Health provided ample evidence of how multichannel communications can produce powerfully effective results – at the time the COI lauded it as its most successful direct response campaign ever, and it exceeded expectations by 75%.</text:p>
            <text:p text:style-name="P42">Hardly surprising, then, to find cross- media marketing applications are the focus of much attention across the industry. Market research and consulting business InfoTrends produced a report last November Capturing the Cross-Media Direct Marketing Opportunity that cited a whopping 10% compound annual growth rate in the space in the US. After surveying the requirements and plans of more than 700 advertising agencies and marketers, InfoTrends predicted the value of the market in providing cross-media software and solutions would grow from $3.2bn (£2bn) in 2009, to in excess of $5.1bn by 2014. The InfoTrends research also states that using multiple media types can improve response rates by up to 34% compared with using print alone – surely the sort of figure that's enough to make most clients sit up and take notice.</text:p>
            <text:p text:style-name="P42">However, this level of sophisticated targeting relies on good data, and the latest information from the DMKs biennial Data Tracking study makes it clear that consumers are becoming ever more wary about who has access to their personal details, and why.</text:p>
            <text:p text:style-name="P42">According to the survey, the number of consumers who say they are willing to provide their name, address and email when engaging with a brand online has dropped substantially over the past six months. Although 27% of respondents said they would always or frequently provide their details, there was a big jump in the number of people who would be unwilling to share any personal details whatsoever. The most important factor in deciding whether to share information – cited by 54% of those surveyed – was trust in the brand.</text:p>
            <text:p text:style-name="P42">Communisis and Equifax co-sponsored the survey, and Communisis Data Intelligence director Charles Ping <text:soft-page-break/>described trust as "the Holy Grail of good marketing".</text:p>
            <text:p text:style-name="P42">It's clear that the cross-media marketing space is developing at a pace, and sophisticated new targeting techniques need to be married with evolving consumer habits and preferences. PrintWeek spoke to a variety of client companies about their plans and aspirations in this area.</text:p>
            <text:p text:style-name="P42"/>
            <text:p text:style-name="P41">Boden</text:p>
            <text:p text:style-name="P42">When Boden launched in 1991, its clothing range comprised of just eight items of menswear. Today the firm employs 800 staff and its range spans menswear, womenswear, children and baby clothing. On an average day, 12,500 parcels leave its Leicester warehouse, and the company now has international operations in the US, Germany and Austria.</text:p>
            <text:p text:style-name="P42"/>
            <text:p text:style-name="P42"/>
            <text:p text:style-name="P41">Caire Gibbon, head of graphic design and production</text:p>
            <text:p text:style-name="P42">"We have always coordinated our catalog mailings with emails, but it's only in the past two years that we have ramped up cross-media activity. We have mainly use a mixture of variable data printing to personalize catalogues and direct mail piece.</text:p>
            <text:p text:style-name="P42">However, recently we have co<text:span text:style-name="T5">mbined personalized print with a personalized URL (PURL) campaign and social media tie-ins. We are also using QR codes for the first </text:span><text:span text:style-name="T3">time next month due to a promotion by the US postal service, which is offering postal discounts for mailings in July and August if you print a QR code or PURL. We can track whoever uses the QR code, which will be interesting as we expect take-up to be low.</text:span></text:p>
          </table:table-cell>
          <table:table-cell table:style-name="Tabulka1.B2" office:value-type="string">
            <text:p text:style-name="P44">Značky zaměřte se na směs víceformátových kampaní</text:p>
            <text:p text:style-name="P45"/>
            <text:p text:style-name="P10">
              <text:span text:style-name="T12">Čtyři firmy informovali PrintWeek o tom, jak jejich cross-mediální</text:span>
              <text:span text:style-name="T12">
                <text:note text:id="ftn1" text:note-class="footnote">
                  <text:note-citation>1</text:note-citation>
                  <text:note-body>
                    <text:p text:style-name="P9">
                      <text:span text:style-name="T13"> </text:span>
                      <text:span text:style-name="T10">cross-media: stejná reklama se publikovaná v různých nosných médiích, např.: TV, časopisy, noviny, billboardy, Internet. </text:span>
                      <text:span text:style-name="T13">[pozn. překladatele: v tomto termínu překládám pouze 2. část tj. za spojovníkem: cross-mediální…]</text:span>
                    </text:p>
                  </text:note-body>
                </text:note>
              </text:span>
              <text:span text:style-name="T12"> </text:span>
              <text:span text:style-name="T10">kampaně doposud fungovaly a co od nich v budoucnu očekávají. </text:span>
              <text:span text:style-name="T11">Jo Francis</text:span>
            </text:p>
            <text:p text:style-name="P46"/>
            <text:p text:style-name="P47">Za posledních několika let, se tiskový průmysl ve skutečnosti vůbec nezabýval službami cross-média a to navzdory tomu, že již nějaký čas byl schopen takové kampaně produkovat. Co se změnilo, že někteří z inovátorů, kteří se rozhodli implementovat časem a uživateli neprověřenou technologii – cross-média, hlásili výrazný úspěch. Bylo to velmi výrazně prokázáno na loňském vyhlašování cen časopisu PrintWeek, kde společnost Lateral Group vyhrála poprvé udělovanou kategorii Cross-mediální firma roku. Skupina pracovala na kampani Change4Life pro Centrální úřad informací (CÚI) a ministerstvo zdravotnictví poskytlo dostatek důkazů o tom, jak efektivní dokáží být vícekanálové komunikační – v době, kdy byl CÚI chválen za svou nejúspěšnější kampaň vůbec, překonala všechna očekávání o 75 %.</text:p>
            <text:p text:style-name="P47">Žádným překvapením pak nebylo zjištění, že aplikování cross-mediálních kampaní se začíná věnovat, v rámci celého odvětví, značná pozornost. Společnost InfoTrends, zabývající se průzkumy trhů a poradenstvím, vypracovala vloni v listopadu zprávu o Chytání marketingových příležitosti v oblasti cross-média, která uváděla obrovskou 10% míru růstu v USA. Po dotázání se více než 700 reklamních agentur a prodejců na požadavky a plány, InfoTrends předpověděl růst hodnoty trhu pro oblasti poskytování cross-mediálních softwarových řešení, z 3,2 miliard USD v roce 2009, na více než 5,1 miliard USD v roce 2014. Výzkum společnosti InfoTrends rovněž uvádí, že použití více typů médií může zlepšit účinnost odezvy až o 34 % ve srovnání s použitím samotné tiskové reklamy – tato čísla jsou dostatečně výmluvná na to, aby přesvědčila většinu klientů vzít v úvahu cross-média.</text:p>
            <text:p text:style-name="P47">Nicméně, tato úroveň sofistikovaného cílení závisí na kvalitě údajů a nejnovější informací z DMK, dvouleté studie sledování (Data Tracking) jasně vyplývá, že spotřebitelé jsou stále velice citliví k tomu, kdo a proč má přístup k jejich osobním údajům. Podle průzkumu počet spotřebitelů, kteří tvrdí, že jsou ochotni poskytnout své jméno, adresu a e-mail při zapojení se do kampaně nějaké značky, během posledních šesti měsíců výrazně klesl. Ačkoliv 27 % respondentů uvedlo, že vždy nebo často poskytují své údaje, je zde veliký nárůst počtu lidí, kteří nejsou ochotní poskytovat své osobní údaje vůbec. Nejdůležitějším faktorem při rozhodování, zda-li poskytnou osobní údaje je, jak 54 % respondentů uvedlo, důvěra ve značku. Výzkum spolufinancovali společnosti Communisis a Equifax a ředitel Communisis Data Intelligence Charles Ping popsal důvěru jako „svatý grál dobrého <text:soft-page-break/>marketingu“.</text:p>
            <text:p text:style-name="P47">Je jasné, že prostor cross-mediálního marketingu se rozvíjí takovým tempem, že je potřeba aby se nové sofistikovaně cílené techniky spojily s vyvíjejícími se návyky a preferencemi spotřebitelů. V následujících odstavcích vám PrintWeek ukáže různé společnosti, jejich plány a cíle v této oblasti.</text:p>
            <text:p text:style-name="P47"/>
            <text:p text:style-name="P48">Boden</text:p>
            <text:p text:style-name="P47">Když byla společnost Boden v roce 1991 založena, jejich celý sortiment se sestával z pouhých osmi položek pánského oblečení. Dnes má společnost 800 zaměstnanců a její sortiment zahrnuje pánské, dámské, dětské a kojenecké oblečení. Během průměrného dne opustí jejich sklad v Leicesteru 12 500 balíků a společnost má také mezinárodní aktivity v USA, Německu a Rakousku.</text:p>
            <text:p text:style-name="P47"/>
            <text:p text:style-name="P43">Caire Gibbon, ředitel oddělení grafického designu a produkce</text:p>
            <text:p text:style-name="P47">„Měli jsme vždy synchronizovány náš zásilkový katalog s e-maily, ale pouze poslední dva roky máme aktivity v oblasti cross-média. Hlavně využíváme směs variabilních tiskovin pro personalizaci katalogů a direct mail.</text:p>
            <text:p text:style-name="P47">Nicméně nedávno jsme spojili personalizované tiskoviny s personalizovanými URL (PURL) kampaněmi a propagací v sociálních médiích (tie-in<text:note text:id="ftn2" text:note-class="footnote"><text:note-citation>2</text:note-citation><text:note-body><text:p text:style-name="Footnote">Další způsoby propagace, např. různé soutěže o ceny, propagace filmu pomocí počítačové hry, knihy, 3D reklamních materiálů (propisky/tašky/oblečení…). Zdroj: <text:a xlink:type="simple" xlink:href="http://en.wikipedia.org/wiki/Tie-in">http://en.wikipedia.org/wiki/Tie-in</text:a></text:p></text:note-body></text:note>). Také používáme QR kódy, poprvé příští měsíc, kdy díky podpoře ze strany US Postal Service, která nabízí slevy na poštovném behem července a srpna, když tisknete QR kód nebo PURL. Nyní můžeme sledovat, kdo používá QR kód, což bude sice zajímavé, ale očekáváme, že náběh této technologie bude pozvolný.</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Roman" svg:font-family="Times-Roman" style:font-family-generic="roman"/>
    <style:font-face style:name="TimesNewRomanPSMT" svg:font-family="TimesNewRomanPSMT" style:font-family-generic="roman"/>
    <style:font-face style:name="ArialMT" svg:font-family="ArialMT"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tišek Erben</meta:initial-creator>
    <meta:creation-date>2012-10-14T01:19:14</meta:creation-date>
    <meta:generator>LibreOffice/3.6$MacOSX_x86 LibreOffice_project/58f22d5-270d05a-e2abed1-ea17a85-9b5702</meta:generator>
    <dc:date>2012-11-06T10:07:48</dc:date>
    <dc:creator>František Erben</dc:creator>
    <meta:editing-duration>P1DT18H4M50S</meta:editing-duration>
    <meta:editing-cycles>205</meta:editing-cycles>
    <meta:document-statistic meta:table-count="1" meta:image-count="0" meta:object-count="0" meta:page-count="7" meta:paragraph-count="106" meta:word-count="5004" meta:character-count="30896" meta:non-whitespace-character-count="25990"/>
  </office:meta>
</office:document-meta>
</file>